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16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17" style:parent-style-name="Fonteparág.padrão" style:family="text">
      <style:text-properties fo:font-size="14pt" style:font-size-asian="14pt" style:font-size-complex="14pt"/>
    </style:style>
    <style:style style:name="T18" style:parent-style-name="Fonteparág.padrão" style:family="text">
      <style:text-properties fo:font-size="14pt" style:font-size-asian="14pt" style:font-size-complex="14pt"/>
    </style:style>
    <style:style style:name="T19" style:parent-style-name="Fonteparág.padrão" style:family="text">
      <style:text-properties fo:font-size="14pt" style:font-size-asian="14pt" style:font-size-complex="14pt"/>
    </style:style>
    <style:style style:name="T20" style:parent-style-name="Fonteparág.padrão" style:family="text">
      <style:text-properties fo:font-size="14pt" style:font-size-asian="14pt" style:font-size-complex="14pt"/>
    </style:style>
    <style:style style:name="T21" style:parent-style-name="Fonteparág.padrão" style:family="text">
      <style:text-properties fo:font-size="14pt" style:font-size-asian="14pt" style:font-size-complex="14pt"/>
    </style:style>
    <style:style style:name="P2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23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24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25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26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27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weight="bold" style:font-weight-asian="bold"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weight="bold" style:font-weight-asian="bold" fo:font-size="14pt" style:font-size-asian="14pt" style:font-size-complex="14pt"/>
    </style:style>
    <style:style style:name="T34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3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3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38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39" style:parent-style-name="Fonteparág.padrão" style:family="text">
      <style:text-properties fo:font-size="14pt" style:font-size-asian="14pt" style:font-size-complex="14pt"/>
    </style:style>
    <style:style style:name="T40" style:parent-style-name="Fonteparág.padrão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Roteiro para Avaliação do Trabalho 1 de Lab. PC2</text:p>
      <text:p text:style-name="P2"/>
      <text:p text:style-name="P3">1. Incluir novo nome<text:s/>e telefone<text:s/>na agenda telefônica</text:p>
      <text:p text:style-name="P4">André Henrique Costa<text:s/>/<text:s/>Telefone: 31 99154-7541<text:s/></text:p>
      <text:p text:style-name="P5"/>
      <text:p text:style-name="P6">2. Incluir<text:s/>novo<text:s/>telefone na agenda<text:s/>para o André<text:s/>Henrique<text:s/>Costa</text:p>
      <text:p text:style-name="P7">Telefone: 31 3358-2357</text:p>
      <text:p text:style-name="P8"/>
      <text:p text:style-name="P9">3. Incluir telefone na agenda para a Maria Clara Martins</text:p>
      <text:p text:style-name="P10">- Incluir o contato<text:s/>e os<text:s/>telefones:<text:s/>31 8854-0098<text:s/>/<text:s/>31 99012-1515</text:p>
      <text:p text:style-name="P11"/>
      <text:p text:style-name="P12">4. Excluir<text:s/>o seguinte<text:s/>telefone da agenda telefônica</text:p>
      <text:p text:style-name="P13">Telefone: 31 8854-0098</text:p>
      <text:p text:style-name="P14"/>
      <text:p text:style-name="P15">5. Consultar os números de telefones do André Henrique Costa</text:p>
      <text:p text:style-name="Normal"><text:span text:style-name="T16"><text:s/></text:span><text:span text:style-name="T17">-<text:s/></text:span><text:span text:style-name="T18">Exibir os telefones: <text:s/></text:span><text:span text:style-name="T19">31 99154-7541</text:span><text:span text:style-name="T20"><text:s/>/<text:s/></text:span><text:span text:style-name="T21">31 3358-2357</text:span></text:p>
      <text:p text:style-name="P22"/>
      <text:p text:style-name="Normal"><text:span text:style-name="T23">6</text:span><text:span text:style-name="T24">.</text:span><text:span text:style-name="T25"><text:s/>Consultar<text:s/></text:span><text:span text:style-name="T26">o<text:s/></text:span><text:span text:style-name="T27">telefone da “Maria Clara Martins”</text:span></text:p>
      <text:p text:style-name="P28">- O programa deverá imprimir o telefone: <text:s/>31 99012-1515</text:p>
      <text:p text:style-name="P29"/>
      <text:p text:style-name="P30">7. Criar um grupo de contatos com os<text:s/>contatos criados e ID = 1:</text:p>
      <text:p text:style-name="P31">-<text:s/>André Henrique Costa e<text:s/>Maria Clara Martins</text:p>
      <text:p text:style-name="P32">OBS.: Mostrar arquivo texto salvo no HD<text:s/>(disco rígido)</text:p>
      <text:p text:style-name="P33"/>
      <text:p text:style-name="Normal"><text:span text:style-name="T34">8</text:span><text:span text:style-name="T35">. Remover o grupo de contato<text:s/></text:span><text:span text:style-name="T36">criado</text:span><text:span text:style-name="T37"><text:s/>anteriormente</text:span><text:span text:style-name="T38"><text:s/>de ID = 1:<text:s/></text:span><text:span text:style-name="T39">OBS.: Remover o arquivo texto salvo no HD</text:span><text:span text:style-name="T40"><text:s/>(disco rígido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ardo Cunha Campos</meta:initial-creator>
    <dc:creator>EDUARDO</dc:creator>
    <meta:creation-date>2024-11-08T14:35:00Z</meta:creation-date>
    <dc:date>2026-04-15T19:54:00Z</dc:date>
    <meta:template xlink:href="Normal" xlink:type="simple"/>
    <meta:editing-cycles>2</meta:editing-cycles>
    <meta:editing-duration>PT1860S</meta:editing-duration>
    <meta:document-statistic meta:page-count="1" meta:paragraph-count="1" meta:word-count="147" meta:character-count="943" meta:row-count="6" meta:non-whitespace-character-count="797"/>
  </office:meta>
</office:document-meta>
</file>